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4" table:number-columns-repeated="5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grade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0.92" calcext:value-type="float">
            <text:p>0.92</text:p>
          </table:table-cell>
          <table:table-cell table:formula="of:=[.D3]*0.5+0.5*[.H3]" office:value-type="float" office:value="0.8933333333335" calcext:value-type="float">
            <text:p>0.893333333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866666666667" calcext:value-type="float">
            <text:p>0.86666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BITE 4.0-1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0.593333333333" calcext:value-type="float">
            <text:p>0.5933333333</text:p>
          </table:table-cell>
          <table:table-cell table:formula="of:=[.D4]*0.5+0.5*[.H4]" office:value-type="float" office:value="0.563333333333" calcext:value-type="float">
            <text:p>0.563333333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533333333333" calcext:value-type="float">
            <text:p>0.5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160" calcext:value-type="float">
            <text:p>160</text:p>
          </table:table-cell>
          <table:table-cell office:value-type="float" office:value="97" calcext:value-type="float">
            <text:p>97</text:p>
          </table:table-cell>
          <table:table-cell office:value-type="float" office:value="0.60625" calcext:value-type="float">
            <text:p>0.60625</text:p>
          </table:table-cell>
          <table:table-cell table:formula="of:=[.D5]*0.5+0.5*[.H5]" office:value-type="float" office:value="0.459375" calcext:value-type="float">
            <text:p>0.45937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BITE 4.0-4.0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0.51875" calcext:value-type="float">
            <text:p>0.51875</text:p>
          </table:table-cell>
          <table:table-cell table:formula="of:=[.D6]*0.5+0.5*[.H6]" office:value-type="float" office:value="0.571875" calcext:value-type="float">
            <text:p>0.57187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1-4.0</text:p>
          </table:table-cell>
          <table:table-cell office:value-type="float" office:value="160" calcext:value-type="float">
            <text:p>160</text:p>
          </table:table-cell>
          <table:table-cell office:value-type="float" office:value="103" calcext:value-type="float">
            <text:p>103</text:p>
          </table:table-cell>
          <table:table-cell office:value-type="float" office:value="0.64375" calcext:value-type="float">
            <text:p>0.64375</text:p>
          </table:table-cell>
          <table:table-cell table:formula="of:=[.D7]*0.5+0.5*[.H7]" office:value-type="float" office:value="0.540625" calcext:value-type="float">
            <text:p>0.5406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*0.5+0.5*[.H8]" office:value-type="float" office:value="0.5" calcext:value-type="float">
            <text:p>0.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0.823076923077" calcext:value-type="float">
            <text:p>0.8230769231</text:p>
          </table:table-cell>
          <table:table-cell table:formula="of:=[.D9]*0.5+0.5*[.H9]" office:value-type="float" office:value="0.4115384615385" calcext:value-type="float">
            <text:p>0.41153846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grade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0.925" calcext:value-type="float">
            <text:p>0.925</text:p>
          </table:table-cell>
          <table:table-cell table:formula="of:=[.D16]*0.5+0.5*[.H16]"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4.0-1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0.415384615385" calcext:value-type="float">
            <text:p>0.4153846154</text:p>
          </table:table-cell>
          <table:table-cell table:formula="of:=[.D17]*0.5+0.5*[.H17]" office:value-type="float" office:value="0.515384615385" calcext:value-type="float">
            <text:p>0.515384615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615384615385" calcext:value-type="float">
            <text:p>0.6153846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0.614285714286" calcext:value-type="float">
            <text:p>0.6142857143</text:p>
          </table:table-cell>
          <table:table-cell table:formula="of:=[.D18]*0.5+0.5*[.H18]" office:value-type="float" office:value="0.3785714285715" calcext:value-type="float">
            <text:p>0.378571428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142857142857" calcext:value-type="float">
            <text:p>0.14285714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BITE 4.0-4.0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0.557142857143" calcext:value-type="float">
            <text:p>0.5571428571</text:p>
          </table:table-cell>
          <table:table-cell table:formula="of:=[.D19]*0.5+0.5*[.H19]"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642857142857" calcext:value-type="float">
            <text:p>0.64285714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BITE 1-4.0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0.673333333333" calcext:value-type="float">
            <text:p>0.6733333333</text:p>
          </table:table-cell>
          <table:table-cell table:formula="of:=[.D20]*0.5+0.5*[.H20]" office:value-type="float" office:value="0.6366666666665" calcext:value-type="float">
            <text:p>0.636666666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*0.5+0.5*[.H21]" office:value-type="float" office:value="0.40625" calcext:value-type="float">
            <text:p>0.4062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0.9" calcext:value-type="float">
            <text:p>0.9</text:p>
          </table:table-cell>
          <table:table-cell table:formula="of:=[.D22]*0.5+0.5*[.H22]" office:value-type="float" office:value="0.45" calcext:value-type="float">
            <text:p>0.4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grade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0.814285714286" calcext:value-type="float">
            <text:p>0.8142857143</text:p>
          </table:table-cell>
          <table:table-cell table:formula="of:=[.D29]*0.5+0.5*[.H29]" office:value-type="float" office:value="0.907142857143" calcext:value-type="float">
            <text:p>0.907142857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BITE 4.0-1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0.52" calcext:value-type="float">
            <text:p>0.52</text:p>
          </table:table-cell>
          <table:table-cell table:formula="of:=[.D30]*0.5+0.5*[.H30]" office:value-type="float" office:value="0.66" calcext:value-type="float">
            <text:p>0.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float" office:value="0.611111111111" calcext:value-type="float">
            <text:p>0.6111111111</text:p>
          </table:table-cell>
          <table:table-cell table:formula="of:=[.D31]*0.5+0.5*[.H31]" office:value-type="float" office:value="0.388888888889" calcext:value-type="float">
            <text:p>0.388888888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166666666667" calcext:value-type="float">
            <text:p>0.16666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BITE 4.0-4.0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 office:value-type="float" office:value="0.58" calcext:value-type="float">
            <text:p>0.58</text:p>
          </table:table-cell>
          <table:table-cell table:formula="of:=[.D32]*0.5+0.5*[.H32]" office:value-type="float" office:value="0.69" calcext:value-type="float">
            <text:p>0.6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1-4.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0.571428571429" calcext:value-type="float">
            <text:p>0.5714285714</text:p>
          </table:table-cell>
          <table:table-cell table:formula="of:=[.D33]*0.5+0.5*[.H33]" office:value-type="float" office:value="0.5357142857145" calcext:value-type="float">
            <text:p>0.535714285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*0.5+0.5*[.H34]" office:value-type="float" office:value="0.4642857142855" calcext:value-type="float">
            <text:p>0.464285714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928571428571" calcext:value-type="float">
            <text:p>0.9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office:value-type="float" office:value="0.775" calcext:value-type="float">
            <text:p>0.775</text:p>
          </table:table-cell>
          <table:table-cell table:formula="of:=[.D35]*0.5+0.5*[.H35]" office:value-type="float" office:value="0.3875" calcext:value-type="float">
            <text:p>0.387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W4</text:p>
          </table:table-cell>
          <table:table-cell table:style-name="ce2" table:number-columns-repeated="6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grade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0.961538461538" calcext:value-type="float">
            <text:p>0.9615384615</text:p>
          </table:table-cell>
          <table:table-cell table:formula="of:=[.D41]*0.5+0.5*[.H41]" office:value-type="float" office:value="0.942307692307461" calcext:value-type="float">
            <text:p>0.94230769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923076923076923" calcext:value-type="float">
            <text:p>0.92307692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BITE 4.0-1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0.613333333333" calcext:value-type="float">
            <text:p>0.6133333333</text:p>
          </table:table-cell>
          <table:table-cell table:formula="of:=[.D42]*0.5+0.5*[.H42]" office:value-type="float" office:value="0.773333333333167" calcext:value-type="float">
            <text:p>0.773333333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0.592857142857" calcext:value-type="float">
            <text:p>0.5928571429</text:p>
          </table:table-cell>
          <table:table-cell table:formula="of:=[.D43]*0.5+0.5*[.H43]" office:value-type="float" office:value="0.653571428571357" calcext:value-type="float">
            <text:p>0.653571428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714285714285714" calcext:value-type="float">
            <text:p>0.7142857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BITE 4.0-4.0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0.535714285714" calcext:value-type="float">
            <text:p>0.5357142857</text:p>
          </table:table-cell>
          <table:table-cell table:formula="of:=[.D44]*0.5+0.5*[.H44]" office:value-type="float" office:value="0.767857142857" calcext:value-type="float">
            <text:p>0.767857142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BITE 1-4.0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0.635714285714" calcext:value-type="float">
            <text:p>0.6357142857</text:p>
          </table:table-cell>
          <table:table-cell table:formula="of:=[.D45]*0.5+0.5*[.H45]" office:value-type="float" office:value="0.639285714285571" calcext:value-type="float">
            <text:p>0.639285714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642857142857143" calcext:value-type="float">
            <text:p>0.6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]*0.5+0.5*[.H46]" office:value-type="float" office:value="0.5" calcext:value-type="float">
            <text:p>0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0.875" calcext:value-type="float">
            <text:p>0.875</text:p>
          </table:table-cell>
          <table:table-cell table:formula="of:=[.D47]*0.5+0.5*[.H47]" office:value-type="float" office:value="0.4375" calcext:value-type="float">
            <text:p>0.437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grade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0.814285714286" calcext:value-type="float">
            <text:p>0.8142857143</text:p>
          </table:table-cell>
          <table:table-cell table:formula="of:=[.D51]*0.5+0.5*[.H51]" office:value-type="float" office:value="0.907142857143" calcext:value-type="float">
            <text:p>0.907142857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BITE 4.0-1</text:p>
          </table:table-cell>
          <table:table-cell office:value-type="float" office:value="140" calcext:value-type="float">
            <text:p>140</text:p>
          </table:table-cell>
          <table:table-cell office:value-type="float" office:value="59" calcext:value-type="float">
            <text:p>59</text:p>
          </table:table-cell>
          <table:table-cell office:value-type="float" office:value="0.421428571429" calcext:value-type="float">
            <text:p>0.4214285714</text:p>
          </table:table-cell>
          <table:table-cell table:formula="of:=[.D52]*0.5+0.5*[.H52]" office:value-type="float" office:value="0.7107142857145" calcext:value-type="float">
            <text:p>0.710714285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0.564285714286" calcext:value-type="float">
            <text:p>0.5642857143</text:p>
          </table:table-cell>
          <table:table-cell table:formula="of:=[.D53]*0.5+0.5*[.H53]" office:value-type="float" office:value="0.639285714285857" calcext:value-type="float">
            <text:p>0.639285714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714285714285714" calcext:value-type="float">
            <text:p>0.7142857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PBITE 4.0-4.0</text:p>
          </table:table-cell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0.55" calcext:value-type="float">
            <text:p>0.55</text:p>
          </table:table-cell>
          <table:table-cell table:formula="of:=[.D54]*0.5+0.5*[.H54]" office:value-type="float" office:value="0.74375" calcext:value-type="float">
            <text:p>0.7437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1-4.0</text:p>
          </table:table-cell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office:value-type="float" office:value="0.63125" calcext:value-type="float">
            <text:p>0.63125</text:p>
          </table:table-cell>
          <table:table-cell table:formula="of:=[.D55]*0.5+0.5*[.H55]" office:value-type="float" office:value="0.471875" calcext:value-type="float">
            <text:p>0.47187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]*0.5+0.5*[.H56]" office:value-type="float" office:value="0.5" calcext:value-type="float">
            <text:p>0.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office:value-type="float" office:value="0.78" calcext:value-type="float">
            <text:p>0.78</text:p>
          </table:table-cell>
          <table:table-cell table:formula="of:=[.D57]*0.5+0.5*[.H57]" office:value-type="float" office:value="0.39" calcext:value-type="float">
            <text:p>0.3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62]*0.5+0.5*[.H62]"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4.0-1.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.4722222222" calcext:value-type="float">
            <text:p>0.4722222222</text:p>
          </table:table-cell>
          <table:table-cell table:formula="of:=[.D63]*0.5+0.5*[.H63]" office:value-type="float" office:value="0.52777777775" calcext:value-type="float">
            <text:p>0.527777777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5833333333" calcext:value-type="float">
            <text:p>0.58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.4848484848" calcext:value-type="float">
            <text:p>0.4848484848</text:p>
          </table:table-cell>
          <table:table-cell table:formula="of:=[.D64]*0.5+0.5*[.H64]" office:value-type="float" office:value="0.69696969695" calcext:value-type="float">
            <text:p>0.69696969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9090909091" calcext:value-type="float">
            <text:p>0.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4.0-4.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  <table:table-cell table:formula="of:=[.D65]*0.5+0.5*[.H65]" office:value-type="float" office:value="0.73333333335" calcext:value-type="float">
            <text:p>0.733333333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8666666667" calcext:value-type="float">
            <text:p>0.8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1.0-4.0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.7173913043" calcext:value-type="float">
            <text:p>0.7173913043</text:p>
          </table:table-cell>
          <table:table-cell table:formula="of:=[.D66]*0.5+0.5*[.H66]" office:value-type="float" office:value="0.65869565215" calcext:value-type="float">
            <text:p>0.65869565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]*0.5+0.5*[.H67]" office:value-type="float" office:value="0.5" calcext:value-type="float">
            <text:p>0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0.8611111111" calcext:value-type="float">
            <text:p>0.8611111111</text:p>
          </table:table-cell>
          <table:table-cell table:formula="of:=[.D68]*0.5+0.5*[.H68]" office:value-type="float" office:value="0.43055555555" calcext:value-type="float">
            <text:p>0.43055555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m(Obs_Passes)</text:p>
          </table:table-cell>
          <table:table-cell office:value-type="string" calcext:value-type="string">
            <text:p>Sum(Obs_seen)</text:p>
          </table:table-cell>
          <table:table-cell office:value-type="string" calcext:value-type="string">
            <text:p>Obs Ratio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Sum(Target_Passed)</text:p>
          </table:table-cell>
          <table:table-cell office:value-type="string" calcext:value-type="string">
            <text:p>Sum(Target_seen)</text:p>
          </table:table-cell>
          <table:table-cell office:value-type="string" calcext:value-type="string">
            <text:p>Target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D72]*0.5+0.5*[.H72]"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4.0-1.0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.615384615385" calcext:value-type="float">
            <text:p>0.6153846154</text:p>
          </table:table-cell>
          <table:table-cell table:formula="of:=[.D73]*0.5+0.5*[.H73]" office:value-type="float" office:value="0.692307692308" calcext:value-type="float">
            <text:p>0.69230769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769230769231" calcext:value-type="float">
            <text:p>0.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1.0-1.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.888888888889" calcext:value-type="float">
            <text:p>0.8888888889</text:p>
          </table:table-cell>
          <table:table-cell table:formula="of:=[.D74]*0.5+0.5*[.H74]" office:value-type="float" office:value="0.873015873016" calcext:value-type="float">
            <text:p>0.87301587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857142857143" calcext:value-type="float">
            <text:p>0.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4.0-4.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0.538461538462" calcext:value-type="float">
            <text:p>0.5384615385</text:p>
          </table:table-cell>
          <table:table-cell table:formula="of:=[.D75]*0.5+0.5*[.H75]"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461538461538" calcext:value-type="float">
            <text:p>0.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BITE 1.0-4.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0.871794871795" calcext:value-type="float">
            <text:p>0.8717948718</text:p>
          </table:table-cell>
          <table:table-cell table:formula="of:=[.D76]*0.5+0.5*[.H76]" office:value-type="float" office:value="0.7051282051285" calcext:value-type="float">
            <text:p>0.70512820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538461538462" calcext:value-type="float">
            <text:p>0.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]*0.5+0.5*[.H77]" office:value-type="float" office:value="0.5" calcext:value-type="float">
            <text:p>0.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down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0.880952380952" calcext:value-type="float">
            <text:p>0.880952381</text:p>
          </table:table-cell>
          <table:table-cell table:formula="of:=[.D78]*0.5+0.5*[.H78]" office:value-type="float" office:value="0.440476190476" calcext:value-type="float">
            <text:p>0.440476190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6:16:18.037504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4:27:25.877834444</meta:creation-date>
    <meta:generator>LibreOffice/5.1.6.2$Linux_X86_64 LibreOffice_project/10m0$Build-2</meta:generator>
    <dc:date>2017-05-18T11:46:20.464827004</dc:date>
    <meta:editing-duration>PT19H36M31S</meta:editing-duration>
    <meta:editing-cycles>4</meta:editing-cycles>
    <meta:document-statistic meta:table-count="1" meta:cell-count="458" meta:object-count="0"/>
  </office:meta>
</office:document-meta>
</file>